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2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64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standard" draw:text-style-name="P1" draw:layer="layout" svg:width="3.538cm" svg:height="2.315cm" svg:x="9.492cm" svg:y="4.167cm">
          <text:p text:style-name="P1">PID Controller</text:p>
        </draw:rect>
        <draw:rect draw:style-name="standard" draw:text-style-name="P1" draw:layer="layout" svg:width="3.538cm" svg:height="2.315cm" svg:x="9.592cm" svg:y="10.254cm">
          <text:p text:style-name="P1">Lock Detect</text:p>
        </draw:rect>
        <draw:rect draw:style-name="standard" draw:text-style-name="P1" draw:layer="layout" svg:width="2.48cm" svg:height="2.282cm" svg:x="14.784cm" svg:y="4.167cm">
          <text:p text:style-name="P1">Condition</text:p>
        </draw:rect>
        <draw:line draw:style-name="gr1" draw:text-style-name="P1" draw:layer="layout" svg:x1="13.064cm" svg:y1="5.291cm" svg:x2="14.85cm" svg:y2="5.291cm">
          <text:p/>
        </draw:line>
        <draw:line draw:style-name="gr1" draw:text-style-name="P1" draw:layer="layout" svg:x1="17.264cm" svg:y1="4.861cm" svg:x2="19.483cm" svg:y2="4.859cm">
          <text:p/>
        </draw:line>
        <draw:line draw:style-name="gr1" draw:text-style-name="P1" draw:layer="layout" svg:x1="17.264cm" svg:y1="5.754cm" svg:x2="19.515cm" svg:y2="5.741cm">
          <text:p/>
        </draw:line>
        <draw:frame draw:style-name="gr2" draw:layer="layout" svg:width="1.776cm" svg:height="0.725cm" svg:x="12.86cm" svg:y="4.599cm">
          <draw:text-box>
            <text:p>txatten</text:p>
          </draw:text-box>
        </draw:frame>
        <draw:frame draw:style-name="gr2" draw:layer="layout" svg:width="1.662cm" svg:height="0.725cm" svg:x="17.192cm" svg:y="4.168cm">
          <draw:text-box>
            <text:p>satten</text:p>
          </draw:text-box>
        </draw:frame>
        <draw:frame draw:style-name="gr2" draw:layer="layout" svg:width="1.658cm" svg:height="0.725cm" svg:x="17.159cm" svg:y="4.996cm">
          <draw:text-box>
            <text:p>vatten</text:p>
          </draw:text-box>
        </draw:frame>
        <draw:rect draw:style-name="standard" draw:text-style-name="P1" draw:layer="layout" svg:width="7.772cm" svg:height="2.282cm" svg:x="9.558cm" svg:y="7.309cm">
          <text:p text:style-name="P1">Gain Control State Machine</text:p>
        </draw:rect>
        <draw:ellipse draw:style-name="standard" draw:text-style-name="P1" draw:layer="layout" svg:width="1.918cm" svg:height="1.785cm" svg:x="4.994cm" svg:y="4.497cm">
          <text:p/>
        </draw:ellipse>
        <draw:line draw:style-name="gr1" draw:text-style-name="P1" draw:layer="layout" svg:x1="3.241cm" svg:y1="5.357cm" svg:x2="5.027cm" svg:y2="5.357cm">
          <text:p/>
        </draw:line>
        <draw:line draw:style-name="gr1" draw:text-style-name="P1" draw:layer="layout" svg:x1="6.945cm" svg:y1="5.29cm" svg:x2="9.558cm" svg:y2="5.29cm">
          <text:p/>
        </draw:line>
        <draw:line draw:style-name="gr3" draw:text-style-name="P1" draw:layer="layout" svg:x1="8.133cm" svg:y1="5.291cm" svg:x2="8.133cm" svg:y2="11.575cm">
          <text:p/>
        </draw:line>
        <draw:line draw:style-name="gr1" draw:text-style-name="P1" draw:layer="layout" svg:x1="8.07cm" svg:y1="11.542cm" svg:x2="9.657cm" svg:y2="11.542cm">
          <text:p/>
        </draw:line>
        <draw:frame draw:style-name="gr2" draw:layer="layout" svg:width="1.399cm" svg:height="0.725cm" svg:x="6.912cm" svg:y="4.633cm">
          <draw:text-box>
            <text:p>error</text:p>
          </draw:text-box>
        </draw:frame>
        <draw:line draw:style-name="gr3" draw:text-style-name="P1" draw:layer="layout" svg:x1="9.591cm" svg:y1="7.899cm" svg:x2="5.92cm" svg:y2="7.899cm">
          <text:p/>
        </draw:line>
        <draw:line draw:style-name="gr1" draw:text-style-name="P1" draw:layer="layout" svg:x1="5.92cm" svg:y1="7.871cm" svg:x2="5.986cm" svg:y2="6.25cm">
          <text:p/>
        </draw:line>
        <draw:frame draw:style-name="gr2" draw:layer="layout" svg:width="1.59cm" svg:height="0.725cm" svg:x="4.566cm" svg:y="6.613cm">
          <draw:text-box>
            <text:p>target</text:p>
          </draw:text-box>
        </draw:frame>
        <draw:frame draw:style-name="gr4" draw:layer="layout" svg:width="3.366cm" svg:height="3.278cm" svg:x="1cm" svg:y="3.833cm">
          <draw:text-box>
            <text:p>Measured Gain</text:p>
            <text:p>(from Power Service)</text:p>
          </draw:text-box>
        </draw:frame>
        <draw:frame draw:style-name="gr2" draw:layer="layout" svg:width="0.752cm" svg:height="0.725cm" svg:x="5.024cm" svg:y="4.994cm">
          <draw:text-box>
            <text:p>+</text:p>
          </draw:text-box>
        </draw:frame>
        <draw:frame draw:style-name="gr2" draw:layer="layout" svg:width="0.637cm" svg:height="0.725cm" svg:x="5.687cm" svg:y="5.491cm">
          <draw:text-box>
            <text:p>-</text:p>
          </draw:text-box>
        </draw:frame>
        <draw:line draw:style-name="gr1" draw:text-style-name="P1" draw:layer="layout" svg:x1="11.542cm" svg:y1="9.591cm" svg:x2="11.542cm" svg:y2="10.451cm">
          <text:p/>
        </draw:line>
        <draw:frame draw:style-name="gr2" draw:layer="layout" svg:width="1.446cm" svg:height="0.725cm" svg:x="10.087cm" svg:y="9.658cm">
          <draw:text-box>
            <text:p>reset</text:p>
          </draw:text-box>
        </draw:frame>
        <draw:line draw:style-name="gr3" draw:text-style-name="P1" draw:layer="layout" svg:x1="13.196cm" svg:y1="11.377cm" svg:x2="14.519cm" svg:y2="11.377cm">
          <text:p/>
        </draw:line>
        <draw:line draw:style-name="gr1" draw:text-style-name="P1" draw:layer="layout" svg:x1="14.486cm" svg:y1="11.377cm" svg:x2="14.486cm" svg:y2="9.591cm">
          <text:p/>
        </draw:line>
        <draw:frame draw:style-name="gr2" draw:layer="layout" svg:width="1.26cm" svg:height="0.725cm" svg:x="14.55cm" svg:y="10.354cm">
          <draw:text-box>
            <text:p>lock</text:p>
          </draw:text-box>
        </draw:frame>
        <draw:line draw:style-name="gr1" draw:text-style-name="P1" draw:layer="layout" svg:x1="3.341cm" svg:y1="9.557cm" svg:x2="5.159cm" svg:y2="9.557cm">
          <text:p/>
        </draw:line>
        <draw:rect draw:style-name="standard" draw:text-style-name="P1" draw:layer="layout" svg:width="2.48cm" svg:height="2.282cm" svg:x="5.084cm" svg:y="8.467cm">
          <text:p text:style-name="P1">Fault</text:p>
          <text:p text:style-name="P1">Monitor</text:p>
        </draw:rect>
        <draw:frame draw:style-name="gr4" draw:layer="layout" svg:width="3.366cm" svg:height="3.278cm" svg:x="1cm" svg:y="8.133cm">
          <draw:text-box>
            <text:p>Measured Antenna Power</text:p>
            <text:p>(from Power Service)</text:p>
          </draw:text-box>
        </draw:frame>
        <draw:line draw:style-name="gr1" draw:text-style-name="P1" draw:layer="layout" svg:x1="19.691cm" svg:y1="8.435cm" svg:x2="17.263cm" svg:y2="8.454cm">
          <text:p/>
        </draw:line>
        <draw:frame draw:style-name="gr5" draw:text-style-name="P2" draw:layer="layout" svg:width="2.019cm" svg:height="3.714cm" svg:x="17.981cm" svg:y="7.528cm">
          <draw:text-box>
            <text:p text:style-name="P2">Events</text:p>
            <text:p text:style-name="P2"/>
            <text:p text:style-name="P2">(eg Tx on/off,</text:p>
            <text:p text:style-name="P2">New target, etc)</text:p>
          </draw:text-box>
        </draw:frame>
        <draw:line draw:style-name="gr1" draw:text-style-name="P1" draw:layer="layout" svg:x1="15.908cm" svg:y1="7.309cm" svg:x2="15.908cm" svg:y2="6.449cm">
          <text:p/>
        </draw:line>
        <draw:frame draw:style-name="gr2" draw:layer="layout" svg:width="1.425cm" svg:height="0.725cm" svg:x="15.873cm" svg:y="6.549cm">
          <draw:text-box>
            <text:p>state</text:p>
          </draw:text-box>
        </draw:frame>
        <draw:line draw:style-name="gr1" draw:text-style-name="P1" draw:layer="layout" svg:x1="11.278cm" svg:y1="7.309cm" svg:x2="11.278cm" svg:y2="6.416cm">
          <text:p/>
        </draw:line>
        <draw:frame draw:style-name="gr2" draw:layer="layout" svg:width="2.229cm" svg:height="0.725cm" svg:x="11.275cm" svg:y="6.616cm">
          <draw:text-box>
            <text:p>loop gain</text:p>
          </draw:text-box>
        </draw:frame>
        <draw:frame draw:style-name="gr2" draw:text-style-name="P3" draw:layer="layout" svg:width="11.847cm" svg:height="0.878cm" svg:x="2.981cm" svg:y="2.037cm">
          <draw:text-box>
            <text:p><text:span text:style-name="T1">TX Gain Control Functional Block Diagra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textarea-vertical-align="bottom"/>
      <style:text-properties fo:font-size="10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24T12:01:51</meta:creation-date>
    <dc:date>2014-04-17T16:06:46.421173990</dc:date>
    <meta:editing-duration>PT5H41M34S</meta:editing-duration>
    <meta:editing-cycles>5</meta:editing-cycles>
    <meta:generator>LibreOffice/4.1.4.2$Linux_X86_64 LibreOffice_project/0a0440ccc0227ad9829de5f46be37cfb6edcf72</meta:generator>
    <dc:creator>Glyn DUrban</dc:creator>
    <meta:document-statistic meta:object-count="37"/>
  </office:meta>
</office:document-meta>
</file>